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3263" officeooo:paragraph-rsid="001f3263"/>
    </style:style>
    <style:style style:name="P2" style:family="paragraph" style:parent-style-name="Preformatted_20_Text">
      <style:paragraph-properties fo:text-align="justify" style:justify-single-word="false"/>
      <style:text-properties fo:font-size="14pt" fo:font-weight="bold" officeooo:rsid="001f3263" officeooo:paragraph-rsid="001f3263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line-height="150%"/>
      <style:text-properties fo:font-size="12pt" officeooo:rsid="001d6996" officeooo:paragraph-rsid="001d6996" style:font-size-asian="12pt" style:font-size-complex="12pt"/>
    </style:style>
    <style:style style:name="P4" style:family="paragraph" style:parent-style-name="Preformatted_20_Text">
      <style:paragraph-properties fo:line-height="150%"/>
      <style:text-properties fo:font-size="12pt" officeooo:rsid="001f3263" officeooo:paragraph-rsid="001f3263" style:font-size-asian="12pt" style:font-size-complex="12pt"/>
    </style:style>
    <style:style style:name="P5" style:family="paragraph" style:parent-style-name="Preformatted_20_Text">
      <style:paragraph-properties fo:line-height="150%"/>
      <style:text-properties fo:font-size="12pt" style:font-size-asian="12pt" style:font-size-complex="12pt"/>
    </style:style>
    <style:style style:name="P6" style:family="paragraph" style:parent-style-name="Preformatted_20_Text">
      <style:paragraph-properties fo:line-height="150%"/>
      <style:text-properties fo:font-size="12pt" officeooo:paragraph-rsid="001d6996" style:font-size-asian="12pt" style:font-size-complex="12pt"/>
    </style:style>
    <style:style style:name="P7" style:family="paragraph" style:parent-style-name="Preformatted_20_Text">
      <style:paragraph-properties fo:line-height="150%"/>
      <style:text-properties fo:font-size="12pt" officeooo:rsid="002023d3" officeooo:paragraph-rsid="002023d3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6996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d6996"/>
    </style:style>
    <style:style style:name="T5" style:family="text">
      <style:text-properties style:text-underline-style="none" officeooo:rsid="001f3263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bold" officeooo:rsid="001d6996" style:font-weight-asian="bold" style:font-weight-complex="bold"/>
    </style:style>
    <style:style style:name="T8" style:family="text">
      <style:text-properties officeooo:rsid="001f3263"/>
    </style:style>
    <style:style style:name="T9" style:family="text">
      <style:text-properties style:font-name="Liberation Mono" fo:font-size="10pt" officeooo:rsid="001f3263" style:font-name-asian="Noto Sans Mono CJK SC" style:font-size-asian="10pt" style:font-name-complex="Liberation Mono" style:font-size-complex="10pt"/>
    </style:style>
    <style:style style:name="T10" style:family="text">
      <style:text-properties style:font-name="Liberation Mono" fo:font-size="10pt" style:text-underline-style="none" officeooo:rsid="001f3263" style:font-name-asian="Noto Sans Mono CJK SC" style:font-size-asian="10pt" style:font-name-complex="Liberation Mono" style:font-size-complex="10pt"/>
    </style:style>
    <style:style style:name="T11" style:family="text">
      <style:text-properties style:font-name="Liberation Mono" officeooo:rsid="001f3263" style:font-name-asian="Noto Sans Mono CJK SC" style:font-name-complex="Liberation Mono"/>
    </style:style>
    <style:style style:name="T12" style:family="text">
      <style:text-properties style:font-name="Liberation Mono" style:text-underline-style="none" officeooo:rsid="001f3263" style:font-name-asian="Noto Sans Mono CJK SC" style:font-name-complex="Liberation Mono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d699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">Erica</text:p>
      <text:p text:style-name="Preformatted_20_Text"/>
      <text:p text:style-name="Preformatted_20_Text"/>
      <text:p text:style-name="P2">EA → MR Pour les entités TailleImage, Image, Brasserie, Ingo_Brasserie, Adresse, <text:s/>Commande, Commande_Biere.</text:p>
      <text:p text:style-name="Preformatted_20_Text"><text:s/></text:p>
      <text:p text:style-name="Preformatted_20_Text"/>
      <text:p text:style-name="P5"><text:span text:style-name="T13">TailleImage</text:span>(<text:span text:style-name="T1">id</text:span>,<text:span text:style-name="T2">nomTaille</text:span>)</text:p>
      <text:p text:style-name="P3"><text:span text:style-name="T13">Image</text:span>(<text:span text:style-name="T1">id</text:span><text:span text:style-name="T3">, nomFichier,titre, idTailleImage, idBrasserie,idBiere</text:span>) Image.nomFichier UNIQUE, Image.i<text:span text:style-name="T3">dTailleImage NOT NULL, Image.idBrasserie NULLABLE , <text:s/>Image.idBiere NULLABLE</text:span></text:p>
      <text:p text:style-name="P3"><text:span text:style-name="T13">Brasserie</text:span>(<text:span text:style-name="T1">id</text:span>, nom, revendiquée)</text:p>
      <text:p text:style-name="P6"><text:span text:style-name="T14">Info_Brasserie</text:span><text:span text:style-name="T2">(description,longitude,latitude,rayon,idBrasserie, </text:span><text:span text:style-name="T8">i</text:span><text:span text:style-name="T11">dAdresse</text:span><text:span text:style-name="T2">) Info_Brasserie.</text:span><text:span text:style-name="T4">idBrasserie NULLABLE Info_Brasserie.</text:span><text:span text:style-name="T5">i</text:span><text:span text:style-name="T12">dAdresse</text:span><text:span text:style-name="T4"> NOT NULL</text:span></text:p>
      <text:p text:style-name="P4"><text:span text:style-name="T7">A</text:span><text:span text:style-name="T6">dresse</text:span><text:span text:style-name="T3">(</text:span><text:span text:style-name="T1">id</text:span><text:span text:style-name="T3">, rue, numero, codePostal, ville)</text:span></text:p>
      <text:p text:style-name="P4"><text:span text:style-name="T6">Commande</text:span><text:span text:style-name="T3">(</text:span><text:span text:style-name="T1">id</text:span><text:span text:style-name="T3">, dateCreation, status,idBrasserie, idAdresse, idPersonne)</text:span></text:p>
      <text:p text:style-name="P4"><text:span text:style-name="T3">Commande.idBrasserie UNIQUE and NOT NULL, Commande.IdAdresse NULLABLE, Commande.idPersonne NOT NULL</text:span></text:p>
      <text:p text:style-name="P4"><text:span text:style-name="T6">Commande_Biere</text:span><text:span text:style-name="T3">(</text:span><text:span text:style-name="T1">idCommande,idBrasserie,nomBiere</text:span><text:span text:style-name="T3">, quantite)</text:span></text:p>
      <text:p text:style-name="P4"><text:span text:style-name="T3"/></text:p>
      <text:p text:style-name="P7"><text:span text:style-name="T3">NB : <text:s/>J’ai été contraint à mettre un id à adres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7T14:00:30.167267871</dc:date>
    <meta:editing-duration>PT9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72" meta:character-count="803" meta:non-whitespace-character-count="738"/>
  </office:meta>
</office:document-meta>
</file>